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125cm" style:rel-column-width="8191*"/>
    </style:style>
    <style:style style:name="表格1.H" style:family="table-column">
      <style:table-column-properties style:column-width="2.127cm" style:rel-column-width="8198*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G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H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表格1.B2" style:family="table-cell">
      <style:table-cell-properties style:vertical-align="middle"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style:vertical-align="middle"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表格1.B4" style:family="table-cell">
      <style:table-cell-properties style:vertical-align="middle" fo:background-color="#ef41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.A5" style:family="table-cell">
      <style:table-cell-properties style:vertical-align="middle" fo:background-color="#fff450" fo:padding="0.097cm" fo:border-left="0.05pt solid #000000" fo:border-right="none" fo:border-top="none" fo:border-bottom="0.05pt solid #000000">
        <style:background-image/>
      </style:table-cell-properties>
    </style:style>
    <style:style style:name="表格1.B5" style:family="table-cell">
      <style:table-cell-properties style:vertical-align="middle" fo:background-color="#fff45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6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格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15" style:family="table-cell">
      <style:table-cell-properties style:vertical-align="middle" fo:background-color="#add58a" fo:padding="0.097cm" fo:border-left="0.05pt solid #000000" fo:border-right="none" fo:border-top="none" fo:border-bottom="0.05pt solid #000000">
        <style:background-image/>
      </style:table-cell-properties>
    </style:style>
    <style:style style:name="表格1.B15" style:family="table-cell">
      <style:table-cell-properties style:vertical-align="middle" fo:background-color="#add5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.A16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表格1.B16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16pt" officeooo:paragraph-rsid="00069f9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style:text-position="0% 100%" style:text-underline-style="none" officeooo:rsid="0002967b" officeooo:paragraph-rsid="0002967b"/>
    </style:style>
    <style:style style:name="P4" style:family="paragraph" style:parent-style-name="Table_20_Contents">
      <style:paragraph-properties fo:text-align="center" style:justify-single-word="false"/>
      <style:text-properties fo:color="#000000" officeooo:rsid="00055af9" officeooo:paragraph-rsid="00055af9"/>
    </style:style>
    <style:style style:name="P5" style:family="paragraph" style:parent-style-name="Table_20_Contents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text-align="center" style:justify-single-word="false"/>
      <style:text-properties fo:color="#000000" officeooo:paragraph-rsid="00252655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26ff8" officeooo:paragraph-rsid="00026ff8"/>
    </style:style>
    <style:style style:name="P8" style:family="paragraph" style:parent-style-name="Table_20_Contents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000000" officeooo:rsid="000271f8" officeooo:paragraph-rsid="000271f8"/>
    </style:style>
    <style:style style:name="P10" style:family="paragraph" style:parent-style-name="Table_20_Contents">
      <style:paragraph-properties fo:text-align="center" style:justify-single-word="false"/>
      <style:text-properties fo:color="#000000" officeooo:rsid="0002967b"/>
    </style:style>
    <style:style style:name="P11" style:family="paragraph" style:parent-style-name="Table_20_Contents">
      <style:paragraph-properties fo:text-align="center" style:justify-single-word="false"/>
      <style:text-properties fo:color="#000000" officeooo:rsid="0002967b" officeooo:paragraph-rsid="0002967b"/>
    </style:style>
    <style:style style:name="P12" style:family="paragraph" style:parent-style-name="Table_20_Contents">
      <style:paragraph-properties fo:text-align="center" style:justify-single-word="false"/>
      <style:text-properties fo:color="#000000" style:text-position="0% 100%" fo:font-size="14pt" style:text-underline-style="none" officeooo:paragraph-rsid="0029474b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color="#000000" fo:font-size="14pt" officeooo:rsid="0026e61b" officeooo:paragraph-rsid="00302dfa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color="#ffffff" officeooo:rsid="0002967b" officeooo:paragraph-rsid="0002967b"/>
    </style:style>
    <style:style style:name="T1" style:family="text">
      <style:text-properties officeooo:rsid="0002967b"/>
    </style:style>
    <style:style style:name="T2" style:family="text">
      <style:text-properties officeooo:rsid="00035e2f"/>
    </style:style>
    <style:style style:name="T3" style:family="text">
      <style:text-properties officeooo:rsid="00055af9"/>
    </style:style>
    <style:style style:name="T4" style:family="text">
      <style:text-properties officeooo:rsid="00230fda"/>
    </style:style>
    <style:style style:name="T5" style:family="text">
      <style:text-properties officeooo:rsid="00252655"/>
    </style:style>
    <style:style style:name="T6" style:family="text">
      <style:text-properties officeooo:rsid="002ab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020上半学期</text:span>作业计划：分时而休，分时而作。</text:p>
      <text:p text:style-name="P1">分别的浪费，是神圣的，是不可侵犯的！</text:p>
      <text:p text:style-name="P2"/>
      <text:p text:style-name="P2"/>
      <table:table table:name="表格1" table:style-name="表格1">
        <table:table-column table:style-name="表格1.A" table:number-columns-repeated="7"/>
        <table:table-column table:style-name="表格1.H"/>
        <table:table-row>
          <table:table-cell table:style-name="表格1.A1" office:value-type="string">
            <text:p text:style-name="P4">10min为起来活动时间</text:p>
          </table:table-cell>
          <table:table-cell table:style-name="表格1.A1" office:value-type="string">
            <text:p text:style-name="P5">安息日</text:p>
          </table:table-cell>
          <table:table-cell table:style-name="表格1.C1" office:value-type="string">
            <text:p text:style-name="P5">周一</text:p>
          </table:table-cell>
          <table:table-cell table:style-name="表格1.C1" office:value-type="string">
            <text:p text:style-name="P5">周二</text:p>
          </table:table-cell>
          <table:table-cell table:style-name="表格1.C1" office:value-type="string">
            <text:p text:style-name="P5">周三</text:p>
          </table:table-cell>
          <table:table-cell table:style-name="表格1.C1" office:value-type="string">
            <text:p text:style-name="P5">周四</text:p>
          </table:table-cell>
          <table:table-cell table:style-name="表格1.G1" office:value-type="string">
            <text:p text:style-name="P5">周五</text:p>
          </table:table-cell>
          <table:table-cell table:style-name="表格1.H1" office:value-type="string">
            <text:p text:style-name="P5">周六</text:p>
          </table:table-cell>
        </table:table-row>
        <table:table-row>
          <table:table-cell table:style-name="表格1.A2" office:value-type="string">
            <text:p text:style-name="P7"><text:span text:style-name="T1">22</text:span>:30-5:00</text:p>
          </table:table-cell>
          <table:table-cell table:style-name="表格1.B2" table:number-columns-spanned="7" office:value-type="string">
            <text:p text:style-name="P8">休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office:value-type="string">
            <text:p text:style-name="P9">5:10-<text:span text:style-name="T1">6:50</text:span></text:p>
          </table:table-cell>
          <table:table-cell table:style-name="表格1.B3" table:number-columns-spanned="7" office:value-type="string">
            <text:p text:style-name="P6">祷告-刷牙-赞美祷告-看<text:span text:style-name="T5">points和alt4-</text:span>赞美祷告-刷圣经进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11">7:00-7:50</text:p>
          </table:table-cell>
          <table:table-cell table:style-name="表格1.B4" table:number-columns-spanned="7" office:value-type="string">
            <text:p text:style-name="P8">吃饭洗澡 <text:s/>出去听圣经/大块看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5" office:value-type="string">
            <text:p text:style-name="P3">8:00-8:50</text:p>
          </table:table-cell>
          <table:table-cell table:style-name="表格1.B5" table:number-columns-spanned="7" office:value-type="string">
            <text:p text:style-name="P12">出去听圣经/大块看书 <text:s/>至上课/<text:span text:style-name="T6">10点半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office:value-type="string">
            <text:p text:style-name="P11">9:00-9:50</text:p>
          </table:table-cell>
          <table:table-cell table:style-name="表格1.B6" table:number-columns-spanned="2" office:value-type="string">
            <text:p text:style-name="P10">刷alt1234</text:p>
          </table:table-cell>
          <table:covered-table-cell/>
          <table:table-cell table:style-name="表格1.D6" table:number-rows-spanned="3" office:value-type="string">
            <text:p text:style-name="P5">系统神学</text:p>
          </table:table-cell>
          <table:table-cell table:style-name="表格1.D6" table:number-rows-spanned="3" office:value-type="string">
            <text:p text:style-name="P5">异端学</text:p>
          </table:table-cell>
          <table:table-cell table:style-name="表格1.D6" office:value-type="string">
            <text:p text:style-name="P5">牧会实习</text:p>
          </table:table-cell>
          <table:table-cell table:style-name="表格1.G6" table:number-columns-spanned="2" office:value-type="string">
            <text:p text:style-name="P5">刷<text:span text:style-name="T2">alt1234</text:span></text:p>
          </table:table-cell>
          <table:covered-table-cell/>
        </table:table-row>
        <table:table-row>
          <table:table-cell table:style-name="表格1.A13" office:value-type="string">
            <text:p text:style-name="P11">10:00间食-10:50</text:p>
          </table:table-cell>
          <table:table-cell table:style-name="表格1.B7" table:number-columns-spanned="2" office:value-type="string">
            <text:p text:style-name="P5">赞美祷告-刷圣经进度</text:p>
          </table:table-cell>
          <table:covered-table-cell/>
          <table:covered-table-cell/>
          <table:covered-table-cell/>
          <table:table-cell table:style-name="表格1.E10" office:value-type="string">
            <text:p text:style-name="P5">刷<text:span text:style-name="T2">alt1234</text:span></text:p>
          </table:table-cell>
          <table:table-cell table:style-name="表格1.G7" table:number-columns-spanned="2" office:value-type="string">
            <text:p text:style-name="P5">赞美祷告-刷圣经进度</text:p>
          </table:table-cell>
          <table:covered-table-cell/>
        </table:table-row>
        <table:table-row>
          <table:table-cell table:style-name="表格1.A13" office:value-type="string">
            <text:p text:style-name="P11">11:00-11:50</text:p>
          </table:table-cell>
          <table:table-cell table:style-name="表格1.E10" office:value-type="string">
            <text:p text:style-name="P5">主日礼拜</text:p>
          </table:table-cell>
          <table:table-cell table:style-name="表格1.E10" office:value-type="string">
            <text:p text:style-name="P5">刷<text:span text:style-name="T2">alt1234</text:span></text:p>
          </table:table-cell>
          <table:covered-table-cell/>
          <table:covered-table-cell/>
          <table:table-cell table:style-name="表格1.E10" office:value-type="string">
            <text:p text:style-name="P5">赞美祷告-刷圣经进度</text:p>
          </table:table-cell>
          <table:table-cell table:style-name="表格1.G8" table:number-columns-spanned="2" office:value-type="string">
            <text:p text:style-name="P5">刷<text:span text:style-name="T2">alt1234</text:span></text:p>
          </table:table-cell>
          <table:covered-table-cell/>
        </table:table-row>
        <table:table-row>
          <table:table-cell table:style-name="表格1.A4" office:value-type="string">
            <text:p text:style-name="P11">12:00-12:50</text:p>
          </table:table-cell>
          <table:table-cell table:style-name="表格1.B4" table:number-columns-spanned="7" office:value-type="string">
            <text:p text:style-name="P8">吃饭开电视 <text:s/>清印象 <text:s/>查单词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office:value-type="string">
            <text:p text:style-name="P11">13:00-13:50</text:p>
          </table:table-cell>
          <table:table-cell table:style-name="表格1.E10" office:value-type="string">
            <text:p text:style-name="P5">刷<text:span text:style-name="T2">alt1234</text:span></text:p>
          </table:table-cell>
          <table:table-cell table:style-name="表格1.D6" table:number-rows-spanned="3" office:value-type="string">
            <text:p text:style-name="P5">希腊文</text:p>
          </table:table-cell>
          <table:table-cell table:style-name="表格1.D6" table:number-rows-spanned="3" office:value-type="string">
            <text:p text:style-name="P5">宣教学</text:p>
          </table:table-cell>
          <table:table-cell table:style-name="表格1.E10" office:value-type="string">
            <text:p text:style-name="P5">刷<text:span text:style-name="T2">alt1234</text:span></text:p>
          </table:table-cell>
          <table:table-cell table:style-name="表格1.D6" table:number-rows-spanned="3" office:value-type="string">
            <text:p text:style-name="P5">摩西五经</text:p>
          </table:table-cell>
          <table:table-cell table:style-name="表格1.G10" table:number-columns-spanned="2" office:value-type="string">
            <text:p text:style-name="P5">刷<text:span text:style-name="T2">alt1234</text:span></text:p>
          </table:table-cell>
          <table:covered-table-cell/>
        </table:table-row>
        <table:table-row>
          <table:table-cell table:style-name="表格1.A13" office:value-type="string">
            <text:p text:style-name="P11">14:00-14:50</text:p>
          </table:table-cell>
          <table:table-cell table:style-name="表格1.A2" table:number-rows-spanned="2" office:value-type="string">
            <text:p text:style-name="P5">准备午觉</text:p>
          </table:table-cell>
          <table:covered-table-cell/>
          <table:covered-table-cell/>
          <table:table-cell table:style-name="表格1.A2" table:number-rows-spanned="2" office:value-type="string">
            <text:p text:style-name="P5">准备午觉</text:p>
          </table:table-cell>
          <table:covered-table-cell/>
          <table:table-cell table:style-name="表格1.B2" table:number-rows-spanned="2" table:number-columns-spanned="2" office:value-type="string">
            <text:p text:style-name="P5">准备午觉</text:p>
          </table:table-cell>
          <table:covered-table-cell/>
        </table:table-row>
        <table:table-row>
          <table:table-cell table:style-name="表格1.A13" office:value-type="string">
            <text:p text:style-name="P11">15:00-15:50间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office:value-type="string">
            <text:p text:style-name="P11">16:00-16:50</text:p>
          </table:table-cell>
          <table:table-cell table:style-name="表格1.B13" table:number-columns-spanned="7" office:value-type="string">
            <text:p text:style-name="P5">刷<text:span text:style-name="T2">alt12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11">17:00-17:50</text:p>
          </table:table-cell>
          <table:table-cell table:style-name="表格1.B4" table:number-columns-spanned="7" office:value-type="string">
            <text:p text:style-name="P8">吃饭 <text:s/>运动购物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5" office:value-type="string">
            <text:p text:style-name="P11">18:00-18:50</text:p>
          </table:table-cell>
          <table:table-cell table:style-name="表格1.B15" table:number-columns-spanned="7" office:value-type="string">
            <text:p text:style-name="P13">运动购物 <text:s/>坐着刷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office:value-type="string">
            <text:p text:style-name="P15">19:00-19:50</text:p>
          </table:table-cell>
          <table:table-cell table:style-name="表格1.B16" table:number-columns-spanned="7" office:value-type="string">
            <text:p text:style-name="P14">清理白天 <text:s/>加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1">20:00-20:50</text:p>
          </table:table-cell>
          <table:table-cell table:style-name="表格1.B2" table:number-columns-spanned="7" office:value-type="string">
            <text:p text:style-name="P8">洗澡休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8" office:value-type="string">
            <text:p text:style-name="P11">21:00-21:50</text:p>
          </table:table-cell>
          <table:table-cell table:style-name="表格1.B18" table:number-columns-spanned="7" office:value-type="string">
            <text:p text:style-name="P4">上床刷alt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1">22:00-22:30</text:p>
          </table:table-cell>
          <table:table-cell table:style-name="表格1.B2" table:number-columns-spanned="7" office:value-type="string">
            <text:p text:style-name="P8">刷一刷<text:span text:style-name="T3">，祷告睡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51:07.427223766</meta:creation-date>
    <dc:date>2020-04-02T19:42:53.792686947</dc:date>
    <meta:editing-duration>PT52M36S</meta:editing-duration>
    <meta:editing-cycles>41</meta:editing-cycles>
    <meta:generator>LibreOffice/6.0.6.2$Linux_X86_64 LibreOffice_project/00m0$Build-2</meta:generator>
    <meta:document-statistic meta:table-count="1" meta:image-count="0" meta:object-count="0" meta:page-count="1" meta:paragraph-count="61" meta:word-count="273" meta:character-count="535" meta:non-whitespace-character-count="521"/>
  </office:meta>
</office:document-meta>
</file>